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4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40pt" style:language-asian="zh" style:country-asian="CN" style:font-style-asian="normal" style:font-weight-asian="normal" style:font-name-complex="Lucida Sans1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4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40pt" style:language-asian="zh" style:country-asian="CN" style:font-style-asian="normal" style:font-weight-asian="normal" style:font-name-complex="Lucida Sans1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" style:family="paragraph">
      <loext:graphic-properties draw:fill-color="#ffa6a6"/>
    </style:style>
    <style:style style:name="P4" style:family="paragraph">
      <loext:graphic-properties draw:fill-color="#729fcf"/>
      <style:paragraph-properties style:writing-mode="lr-tb"/>
      <style:text-properties fo:font-size="12pt"/>
    </style:style>
    <style:style style:name="P5" style:family="paragraph">
      <loext:graphic-properties draw:fill-color="#ffff6d"/>
    </style:style>
    <style:style style:name="P6" style:family="paragraph">
      <loext:graphic-properties draw:fill-color="#b7b3ca"/>
    </style:style>
    <style:style style:name="P7" style:family="paragraph">
      <style:paragraph-properties fo:line-height="150%" fo:text-align="justify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line-height="150%" fo:text-align="justify"/>
      <style:text-properties fo:font-size="14pt" style:font-size-asian="14pt" style:font-size-complex="14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page"/>
      <style:text-properties officeooo:rsid="000a075c" officeooo:paragraph-rsid="000a075c"/>
    </style:style>
    <style:style style:name="P11" style:family="paragraph" style:parent-style-name="Standard">
      <style:text-properties officeooo:rsid="000a075c" officeooo:paragraph-rsid="000a075c"/>
    </style:style>
    <style:style style:name="P12" style:family="paragraph" style:parent-style-name="Standard">
      <style:text-properties officeooo:rsid="000a733a" officeooo:paragraph-rsid="000d28a6"/>
    </style:style>
    <style:style style:name="P13" style:family="paragraph" style:parent-style-name="Standard">
      <style:text-properties officeooo:rsid="000d28a6" officeooo:paragraph-rsid="000d28a6"/>
    </style:style>
    <style:style style:name="P14" style:family="paragraph" style:parent-style-name="Standard">
      <style:text-properties officeooo:rsid="000eed7a" officeooo:paragraph-rsid="000eed7a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4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40pt" style:language-asian="zh" style:country-asian="CN" style:font-style-asian="normal" style:font-weight-asian="normal" style:font-name-complex="Lucida Sans1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a075c"/>
    </style:style>
    <style:style style:name="T4" style:family="text">
      <style:text-properties officeooo:rsid="000d28a6"/>
    </style:style>
    <style:style style:name="T5" style:family="text">
      <style:text-properties officeooo:rsid="000eed7a"/>
    </style:style>
    <style:style style:name="gr1" style:family="graphic">
      <style:graphic-properties draw:stroke="none" svg:stroke-color="#000000" draw:fill="none" draw:fill-color="#ffffff" draw:textarea-vertical-align="middle" fo:min-height="2.13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a6a6" draw:textarea-horizontal-align="justify" draw:textarea-vertical-align="middle" draw:auto-grow-height="false" fo:min-height="1.469cm" fo:min-width="7.99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729fcf" draw:textarea-horizontal-align="justify" draw:textarea-vertical-align="middle" draw:auto-grow-height="false" fo:min-height="2.173cm" fo:min-width="8.68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ffff6d" draw:textarea-horizontal-align="justify" draw:textarea-vertical-align="middle" draw:auto-grow-height="false" fo:min-height="2.085cm" fo:min-width="10.83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b7b3ca" draw:textarea-horizontal-align="justify" draw:textarea-vertical-align="middle" draw:auto-grow-height="false" fo:min-height="3.122cm" fo:min-width="7.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5.0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draw:textarea-vertical-align="middle" fo:min-height="2.13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4" draw:name="Marco de texto 1" draw:style-name="gr7" draw:text-style-name="P2" svg:width="21cm" svg:height="2.139cm" svg:x="-2.041cm" svg:y="12.273cm"><draw:text-box><text:p text:style-name="P1"><text:span text:style-name="T1">CLASSES FONAMENTALS</text:span></text:p></draw:text-box></draw:frame><draw:custom-shape text:anchor-type="paragraph" draw:z-index="3" draw:name="Forma 1" draw:style-name="gr2" draw:text-style-name="P3" svg:width="7.993cm" svg:height="1.47cm" svg:x="0.06cm" svg:y="11.904cm"><text:p/><draw:enhanced-geometry svg:viewBox="0 0 21600 21600" draw:type="rectangle" draw:enhanced-path="M 0 0 L 21600 0 21600 21600 0 21600 0 0 Z N"/></draw:custom-shape><draw:custom-shape text:anchor-type="paragraph" draw:z-index="2" draw:name="Forma 2" draw:style-name="gr3" draw:text-style-name="P4" svg:width="8.684cm" svg:height="2.174cm" svg:x="6.29cm" svg:y="12.123cm"><text:p/><draw:enhanced-geometry svg:viewBox="0 0 21600 21600" draw:type="rectangle" draw:enhanced-path="M 0 0 L 21600 0 21600 21600 0 21600 0 0 Z N"/></draw:custom-shape><draw:custom-shape text:anchor-type="paragraph" draw:z-index="1" draw:name="Forma 3" draw:style-name="gr4" draw:text-style-name="P5" svg:width="10.833cm" svg:height="2.086cm" svg:x="-0.191cm" svg:y="12.492cm"><text:p/><draw:enhanced-geometry svg:viewBox="0 0 21600 21600" draw:type="rectangle" draw:enhanced-path="M 0 0 L 21600 0 21600 21600 0 21600 0 0 Z N"/></draw:custom-shape><draw:custom-shape text:anchor-type="paragraph" draw:z-index="0" draw:name="Forma 4" draw:style-name="gr5" draw:text-style-name="P6" svg:width="7.201cm" svg:height="3.123cm" svg:x="9.717cm" svg:y="11.693cm"><text:p/><draw:enhanced-geometry svg:viewBox="0 0 21600 21600" draw:type="rectangle" draw:enhanced-path="M 0 0 L 21600 0 21600 21600 0 21600 0 0 Z N"/></draw:custom-shape><draw:frame text:anchor-type="paragraph" draw:z-index="5" draw:name="Marco de texto 2" draw:style-name="gr6" draw:text-style-name="P8" svg:width="7.69cm" svg:height="5.081cm" svg:x="0.139cm" svg:y="19.794cm"><draw:text-box><text:p text:style-name="P7"><text:span text:style-name="T2">Diego Andrés Olivera Abarca</text:span></text:p><text:p text:style-name="P7"><text:span text:style-name="T2">M3</text:span></text:p><text:p text:style-name="P7"><text:span text:style-name="T2">2n DAW B</text:span></text:p><text:p text:style-name="P7"><text:span text:style-name="T2">2024 - 2025</text:span></text:p></draw:text-box></draw:frame></text:p>
      <text:p text:style-name="P9"/>
      <text:p text:style-name="P10">API DE JAVA</text:p>
      <text:p text:style-name="P11"/>
      <text:p text:style-name="P11">Que es?</text:p>
      <text:p text:style-name="P11">Una gran biblioteca de clases que cubren una gran cantidad de aspectos del desarrollo de programas.</text:p>
      <text:p text:style-name="P11"/>
      <text:p text:style-name="P11">Como?</text:p>
      <text:p text:style-name="P12">Está ordenado por paquetes en orden de temas, y m<text:span text:style-name="T3">ediante los 3 entornos de desarrollo </text:span>de Java, Standard Edition (J2SE), Enterprise Edition (J2EE) y Micro Edition (ME) se utilizan los paquete<text:span text:style-name="T4">s y cualquier clase de la API.</text:span></text:p>
      <text:p text:style-name="P12"/>
      <text:p text:style-name="P12"><text:span text:style-name="T4">Nomenclatura y orden</text:span></text:p>
      <text:p text:style-name="P13">Los paquetes siguen una nomenclatura uniforme que facilita la categorización de las clases, los términos que encontramos en el inicio de cada paquete empieza con:</text:p>
      <text:p text:style-name="P13">- java.* o javax.*: para clases dedicadas a la <text:span text:style-name="T5">interfaz</text:span> gráfica.</text:p>
      <text:p text:style-name="P13">- org.*: para clases dedicadas a el soporte de paquetes de determinadas organizaciones.</text:p>
      <text:p text:style-name="P13"/>
      <text:p text:style-name="P14">De esta manera se van construyendo los nombres de los paquetes, donde por ejemplo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9:26:41.844000000</meta:creation-date>
    <dc:date>2025-03-26T20:22:39.742000000</dc:date>
    <meta:editing-duration>PT18M29S</meta:editing-duration>
    <meta:editing-cycles>3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10" meta:word-count="125" meta:character-count="757" meta:non-whitespace-character-count="642"/>
  </office:meta>
</office:document-meta>
</file>